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833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65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3.637cm"/>
    </style:style>
    <style:style style:name="co15" style:family="table-column">
      <style:table-column-properties fo:break-before="auto" style:column-width="2.074cm"/>
    </style:style>
    <style:style style:name="co16" style:family="table-column">
      <style:table-column-properties fo:break-before="auto" style:column-width="2.096cm"/>
    </style:style>
    <style:style style:name="ro1" style:family="table-row">
      <style:table-row-properties style:row-height="3.549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15cm" fo:break-before="auto" style:use-optimal-row-height="fals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wrap-option="wrap" fo:border="none" fo:padding="0.085cm"/>
      <style:text-properties fo:color="#000000" style:font-name="Arial" fo:font-size="10pt" fo:language="en" fo:country="US" fo:font-weight="normal" style:font-name-asian="ArialMT" style:font-size-asian="10pt" style:language-asian="en" style:country-asian="US" style:font-weight-asian="normal" style:font-name-complex="ArialMT" style:font-size-complex="10pt" style:language-complex="en" style:country-complex="US" style:font-weight-complex="normal" fo:hyphenate="true"/>
    </style:style>
    <style:style style:name="ce2" style:family="table-cell" style:parent-style-name="Default">
      <style:table-cell-properties fo:border-bottom="0.018cm solid #000000" fo:border-left="none" fo:padding="0.085cm" fo:border-right="0.018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8116">
      <style:table-cell-properties fo:border="0.002cm solid #000000" fo:padding="0.085cm"/>
      <style:text-properties fo:font-weight="normal" style:font-weight-asian="normal" style:font-weight-complex="normal"/>
    </style:style>
    <style:style style:name="ce8" style:family="table-cell" style:parent-style-name="Default" style:data-style-name="N8116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8116">
      <style:table-cell-properties fo:border="0.018cm solid #000000" fo:padding="0.085cm"/>
      <style:text-properties fo:font-weight="normal" style:font-weight-asian="normal" style:font-weight-complex="normal"/>
    </style:style>
    <style:style style:name="ce10" style:family="table-cell" style:parent-style-name="Default" style:data-style-name="N8116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11" style:family="table-cell" style:parent-style-name="Default" style:data-style-name="N8116">
      <style:text-properties fo:font-weight="normal" style:font-weight-asian="normal" style:font-weight-complex="normal"/>
    </style:style>
    <style:style style:name="ce12" style:family="table-cell" style:parent-style-name="Default" style:data-style-name="N8116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8116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4" style:family="table-cell" style:parent-style-name="Default" style:data-style-name="N8116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5" style:family="table-cell" style:parent-style-name="Default" style:data-style-name="N8001"/>
    <style:style style:name="ce16" style:family="table-cell" style:parent-style-name="Default" style:data-style-name="N8001"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 style:data-style-name="N8116"/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wrap-option="wrap" fo:border="none" fo:padding="0.085cm"/>
      <style:text-properties fo:font-weight="normal" style:font-weight-asian="normal" style:font-weight-complex="normal" fo:hyphenate="true"/>
    </style:style>
    <style:style style:name="ce21" style:family="table-cell" style:parent-style-name="Default" style:data-style-name="N8001">
      <style:table-cell-properties fo:border="0.002cm solid #000000" fo:padding="0.085cm"/>
      <style:text-properties fo:font-weight="normal" style:font-weight-asian="normal" style:font-weight-complex="normal"/>
    </style:style>
    <style:style style:name="ce22" style:family="table-cell" style:parent-style-name="Default" style:data-style-name="N8001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8001">
      <style:table-cell-properties fo:border="0.018cm solid #000000" fo:padding="0.085cm"/>
      <style:text-properties fo:font-weight="normal" style:font-weight-asian="normal" style:font-weight-complex="normal"/>
    </style:style>
    <style:style style:name="ce24" style:family="table-cell" style:parent-style-name="Default" style:data-style-name="N8001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25" style:family="table-cell" style:parent-style-name="Default" style:data-style-name="N8001">
      <style:text-properties fo:font-weight="normal" style:font-weight-asian="normal" style:font-weight-complex="normal"/>
    </style:style>
    <style:style style:name="ce26" style:family="table-cell" style:parent-style-name="Default" style:data-style-name="N8001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8001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28" style:family="table-cell" style:parent-style-name="Default" style:data-style-name="N8001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position="0% 100%" style:font-name="ArialMT" fo:font-size="10pt" fo:font-weight="bold" style:font-name-asian="ArialMT" style:font-size-asian="10pt" style:font-weight-asian="bold" style:font-name-complex="ArialMT" style:font-size-complex="5.69999980926514pt" style:font-weight-complex="bold"/>
    </style:style>
    <style:style style:name="T2" style:family="text">
      <style:text-properties fo:color="#000000" style:text-position="0% 100%" style:font-name="ArialMT" fo:font-size="10pt" fo:font-weight="normal" style:font-name-asian="ArialMT" style:font-size-asian="10pt" style:font-weight-asian="normal" style:font-name-complex="ArialMT" style:font-size-complex="5.69999980926514pt" style:font-weight-complex="normal"/>
    </style:style>
    <style:style style:name="T3" style:family="text">
      <style:text-properties fo:color="#000000" style:text-position="0% 100%"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4" style:family="text">
      <style:text-properties style:font-name="Arial" fo:font-size="10pt" style:font-size-asian="10pt" style:font-size-complex="10pt"/>
    </style:style>
  </office:automatic-styles>
  <office:body>
    <office:spreadsheet>
      <table:table table:name="Results" table:style-name="ta1" table:print-ranges="Results.A1:Results.G11">
        <table:table-column table:style-name="co1" table:default-cell-style-name="ce6"/>
        <table:table-column table:style-name="co2" table:default-cell-style-name="ce11"/>
        <table:table-column table:style-name="co3" table:number-columns-repeated="2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5"/>
        <table:table-column table:style-name="co5" table:number-columns-repeated="2" table:default-cell-style-name="ce17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</text:span><text:span text:style-name="T1"/><text:span text:style-name="T1">up: </text:span><text:span text:style-name="T2">The </text:span><text:span text:style-name="T2">same </text:span><text:span text:style-name="T2">XHTM</text:span><text:span text:style-name="T2">L5 </text:span><text:span text:style-name="T2">docu</text:span><text:span text:style-name="T2"/><text:span text:style-name="T2">ment </text:span><text:span text:style-name="T2">is cre</text:span><text:span text:style-name="T2"/><text:span text:style-name="T2">ated </text:span><text:span text:style-name="T2">with </text:span><text:span text:style-name="T2">differ</text:span><text:span text:style-name="T2"/><text:span text:style-name="T2">ent </text:span><text:span text:style-name="T2">APIs. </text:span><text:span text:style-name="T2">All </text:span><text:span text:style-name="T2">output </text:span><text:span text:style-name="T2">im</text:span><text:span text:style-name="T2"/><text:span text:style-name="T2">ple</text:span><text:span text:style-name="T2"/><text:span text:style-name="T2">men</text:span><text:span text:style-name="T2"/><text:span text:style-name="T2">tations </text:span><text:span text:style-name="T2">of </text:span><text:span text:style-name="T2">EcoX</text:span><text:span text:style-name="T2"/><text:span text:style-name="T2">iPy </text:span><text:span text:style-name="T2">are </text:span><text:span text:style-name="T2">tested </text:span><text:span text:style-name="T2">as </text:span><text:span text:style-name="T2">well </text:span><text:span text:style-name="T2">as </text:span><text:span text:style-name="T2">“xm</text:span><text:span text:style-name="T2"/><text:span text:style-name="T2">l.sax” </text:span><text:span text:style-name="T2">and </text:span><text:span text:style-name="T2">“xml.</text:span><text:span text:style-name="T2"/><text:span text:style-name="T2">dom.</text:span><text:span text:style-name="T2">minido</text:span><text:span text:style-name="T2">m”. </text:span><text:span text:style-name="T2">For </text:span><text:span text:style-name="T2">each </text:span><text:span text:style-name="T2">of the </text:span><text:span text:style-name="T2">APIs </text:span><text:span text:style-name="T2">one </text:span><text:span text:style-name="T2">test </text:span><text:span text:style-name="T2">cre- </text:span><text:span text:style-name="T2">ates </text:span><text:span text:style-name="T2">its na</text:span><text:span text:style-name="T2"/><text:span text:style-name="T2">tive </text:span><text:span text:style-name="T2">repre</text:span><text:span text:style-name="T2"/><text:span text:style-name="T2">senta</text:span><text:span text:style-name="T2"/><text:span text:style-name="T2">tion </text:span><text:span text:style-name="T2">and </text:span><text:span text:style-name="T2">one </text:span><text:span text:style-name="T2">test </text:span><text:span text:style-name="T2">trans</text:span><text:span text:style-name="T2"/><text:span text:style-name="T2">forms </text:span><text:span text:style-name="T2">this </text:span><text:span text:style-name="T2">into an </text:span><text:span text:style-name="T2">UTF-8 </text:span><text:span text:style-name="T2">en</text:span><text:span text:style-name="T2"/><text:span text:style-name="T2">coded </text:span><text:span text:style-name="T2">byte </text:span><text:span text:style-name="T2">string, </text:span><text:span text:style-name="T2">as </text:span><text:span text:style-name="T2">mostly </text:span><text:span text:style-name="T2">XML </text:span><text:span text:style-name="T2">is se</text:span><text:span text:style-name="T2"/><text:span text:style-name="T2">rial</text:span><text:span text:style-name="T2"/><text:span text:style-name="T2">ized </text:span><text:span text:style-name="T2">this </text:span><text:span text:style-name="T2">way. </text:span><text:span text:style-name="T2">The </text:span><text:span text:style-name="T2">SAX </text:span><text:span text:style-name="T2">and </text:span><text:span text:style-name="T2">“ecox</text:span><text:span text:style-name="T2"/><text:span text:style-name="T2">ipy.stri</text:span><text:span text:style-name="T2">ng_ou</text:span><text:span text:style-name="T2">tput” </text:span><text:span text:style-name="T2">tests </text:span><text:span text:style-name="T2">create </text:span><text:span text:style-name="T2">byte </text:span><text:span text:style-name="T2">strings </text:span><text:span text:style-name="T2">in both </text:span><text:span text:style-name="T2">test </text:span><text:span text:style-name="T2">types.</text:span></text:p>
            <text:p><text:span text:style-name="T1">Plat</text:span><text:span text:style-name="T1"/><text:span text:style-name="T1">form: </text:span><text:span text:style-name="T2">2.4 </text:span><text:span text:style-name="T2">GHz </text:span><text:span text:style-name="T2">Intel </text:span><text:span text:style-name="T2">Core 2 </text:span><text:span text:style-name="T2">Duo, 8 </text:span><text:span text:style-name="T2">GB </text:span><text:span text:style-name="T2">RAM </text:span><text:span text:style-name="T2">on </text:span><text:span text:style-name="T2">Mac </text:span><text:span text:style-name="T2">OS X </text:span><text:span text:style-name="T2">10.9</text:span></text:p>
            <text:p><text:span text:style-name="T3"/></text:p>
            <text:p><text:span text:style-name="T4">The </text:span><text:span text:style-name="T4">follow</text:span><text:span text:style-name="T4"/><text:span text:style-name="T4">ing ta</text:span><text:span text:style-name="T4"/><text:span text:style-name="T4">ble </text:span><text:span text:style-name="T4">shows </text:span><text:span text:style-name="T4">the </text:span><text:span text:style-name="T4">run</text:span><text:span text:style-name="T4"/><text:span text:style-name="T4">ning </text:span><text:span text:style-name="T4">times </text:span><text:span text:style-name="T4">in </text:span><text:span text:style-name="T4">sec</text:span><text:span text:style-name="T4"/><text:span text:style-name="T4">onds </text:span><text:span text:style-name="T4">for the </text:span><text:span text:style-name="T4">tests </text:span><text:span text:style-name="T4">for the </text:span><text:span text:style-name="T4">differ</text:span><text:span text:style-name="T4"/><text:span text:style-name="T4">ent </text:span><text:span text:style-name="T4">Plat</text:span><text:span text:style-name="T4"/><text:span text:style-name="T4">forms </text:span><text:span text:style-name="T4">and </text:span><text:span text:style-name="T4">output </text:span><text:span text:style-name="T4">types.</text:span></text:p>
          </table:table-cell>
          <table:covered-table-cell table:number-columns-repeated="6" table:style-name="ce7"/>
          <table:table-cell office:value-type="string">
            <text:p>Raw Data.$A$1:$J$7</text:p>
          </table:table-cell>
          <table:table-cell table:style-name="Default" table:number-columns-repeated="2"/>
          <table:table-cell table:style-name="ce18" table:number-columns-repeated="1013"/>
          <table:table-cell table:style-name="ce19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8" table:formula="of:=INDEX(INDIRECT([.$H$1]);COLUMN();ROW()-1)" office:value-type="string" office:string-value="Bytes">
            <text:p>Bytes</text:p>
          </table:table-cell>
          <table:table-cell table:style-name="ce8" table:formula="of:=INDEX(INDIRECT([.$H$1]);COLUMN();ROW()-1)" office:value-type="string" office:string-value="Bytes">
            <text:p>Bytes</text:p>
          </table:table-cell>
          <table:table-cell table:style-name="ce8" table:formula="of:=INDEX(INDIRECT([.$H$1]);COLUMN();ROW()-1)" office:value-type="string" office:string-value="Bytes">
            <text:p>Bytes</text:p>
          </table:table-cell>
          <table:table-cell table:style-name="ce8" table:formula="of:=INDEX(INDIRECT([.$H$1]);COLUMN();ROW()-1)" office:value-type="string" office:string-value="Native">
            <text:p>Native</text:p>
          </table:table-cell>
          <table:table-cell table:style-name="ce8" table:formula="of:=INDEX(INDIRECT([.$H$1]);COLUMN();ROW()-1)" office:value-type="string" office:string-value="Native">
            <text:p>Native</text:p>
          </table:table-cell>
          <table:table-cell table:style-name="ce12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8" table:number-columns-repeated="1013"/>
          <table:table-cell table:style-name="ce19"/>
        </table:table-row>
        <table:table-row table:style-name="ro2">
          <table:table-cell table:style-name="ce3" table:formula="of:=INDEX(INDIRECT([.$H$1]);COLUMN();ROW()-1)" office:value-type="string" office:string-value="Python Platform">
            <text:p>Python Platform</text:p>
          </table:table-cell>
          <table:table-cell table:style-name="ce9" table:formula="of:=INDEX(INDIRECT([.$H$1]);COLUMN();ROW()-1)" office:value-type="string" office:string-value="PyPy 2.2.1">
            <text:p>PyPy 2.2.1</text:p>
          </table:table-cell>
          <table:table-cell table:style-name="ce9" table:formula="of:=INDEX(INDIRECT([.$H$1]);COLUMN();ROW()-1)" office:value-type="string" office:string-value="CPython">
            <text:p>CPython</text:p>
          </table:table-cell>
          <table:table-cell table:style-name="ce9" table:formula="of:=INDEX(INDIRECT([.$H$1]);COLUMN();ROW()-1)" office:value-type="string" office:string-value="CPython">
            <text:p>CPython</text:p>
          </table:table-cell>
          <table:table-cell table:style-name="ce9" table:formula="of:=INDEX(INDIRECT([.$H$1]);COLUMN();ROW()-1)" office:value-type="string" office:string-value="PyPy 2.2.1">
            <text:p>PyPy 2.2.1</text:p>
          </table:table-cell>
          <table:table-cell table:style-name="ce9" table:formula="of:=INDEX(INDIRECT([.$H$1]);COLUMN();ROW()-1)" office:value-type="string" office:string-value="CPython">
            <text:p>CPython</text:p>
          </table:table-cell>
          <table:table-cell table:style-name="ce13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Python Version">
            <text:p>Python Version</text:p>
          </table:table-cell>
          <table:table-cell table:style-name="ce9" table:formula="of:=INDEX(INDIRECT([.$H$1]);COLUMN();ROW()-1)" office:value-type="string" office:string-value="2.7.3">
            <text:p>2.7.3</text:p>
          </table:table-cell>
          <table:table-cell table:style-name="ce9" table:formula="of:=INDEX(INDIRECT([.$H$1]);COLUMN();ROW()-1)" office:value-type="string" office:string-value="3.3.4">
            <text:p>3.3.4</text:p>
          </table:table-cell>
          <table:table-cell table:style-name="ce9" table:formula="of:=INDEX(INDIRECT([.$H$1]);COLUMN();ROW()-1)" office:value-type="string" office:string-value="2.7.6">
            <text:p>2.7.6</text:p>
          </table:table-cell>
          <table:table-cell table:style-name="ce9" table:formula="of:=INDEX(INDIRECT([.$H$1]);COLUMN();ROW()-1)" office:value-type="string" office:string-value="2.7.3">
            <text:p>2.7.3</text:p>
          </table:table-cell>
          <table:table-cell table:style-name="ce9" table:formula="of:=INDEX(INDIRECT([.$H$1]);COLUMN();ROW()-1)" office:value-type="string" office:string-value="3.3.4">
            <text:p>3.3.4</text:p>
          </table:table-cell>
          <table:table-cell table:style-name="ce13" table:formula="of:=INDEX(INDIRECT([.$H$1]);COLUMN();ROW()-1)" office:value-type="string" office:string-value="2.7.6">
            <text:p>2.7.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sax">
            <text:p>xml.sax</text:p>
          </table:table-cell>
          <table:table-cell table:style-name="ce9" table:formula="of:=INDEX(INDIRECT([.$H$1]);COLUMN();ROW()-1)" office:value-type="float" office:value="7.18273019791">
            <text:p>7.183</text:p>
          </table:table-cell>
          <table:table-cell table:style-name="ce9" table:formula="of:=INDEX(INDIRECT([.$H$1]);COLUMN();ROW()-1)" office:value-type="float" office:value="11.0673058249522">
            <text:p>11.067</text:p>
          </table:table-cell>
          <table:table-cell table:style-name="ce9" table:formula="of:=INDEX(INDIRECT([.$H$1]);COLUMN();ROW()-1)" office:value-type="float" office:value="15.5763039589">
            <text:p>15.576</text:p>
          </table:table-cell>
          <table:table-cell table:style-name="ce9" table:formula="of:=INDEX(INDIRECT([.$H$1]);COLUMN();ROW()-1)" office:value-type="float" office:value="4.66353201866">
            <text:p>4.664</text:p>
          </table:table-cell>
          <table:table-cell table:style-name="ce9" table:formula="of:=INDEX(INDIRECT([.$H$1]);COLUMN();ROW()-1)" office:value-type="float" office:value="10.9069269411266">
            <text:p>10.907</text:p>
          </table:table-cell>
          <table:table-cell table:style-name="ce13" table:formula="of:=INDEX(INDIRECT([.$H$1]);COLUMN();ROW()-1)" office:value-type="float" office:value="15.2209401131">
            <text:p>15.221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etree">
            <text:p>xml.etree</text:p>
          </table:table-cell>
          <table:table-cell table:style-name="ce9" table:formula="of:=INDEX(INDIRECT([.$H$1]);COLUMN();ROW()-1)" office:value-type="float" office:value="3.97016906738">
            <text:p>3.970</text:p>
          </table:table-cell>
          <table:table-cell table:style-name="ce9" table:formula="of:=INDEX(INDIRECT([.$H$1]);COLUMN();ROW()-1)" office:value-type="float" office:value="6.59798187110573">
            <text:p>6.598</text:p>
          </table:table-cell>
          <table:table-cell table:style-name="ce9" table:formula="of:=INDEX(INDIRECT([.$H$1]);COLUMN();ROW()-1)" office:value-type="float" office:value="6.37895488739">
            <text:p>6.379</text:p>
          </table:table-cell>
          <table:table-cell table:style-name="ce9" table:formula="of:=INDEX(INDIRECT([.$H$1]);COLUMN();ROW()-1)" office:value-type="float" office:value="0.195282936096">
            <text:p>0.195</text:p>
          </table:table-cell>
          <table:table-cell table:style-name="ce9" table:formula="of:=INDEX(INDIRECT([.$H$1]);COLUMN();ROW()-1)" office:value-type="float" office:value="0.677404711022973">
            <text:p>0.677</text:p>
          </table:table-cell>
          <table:table-cell table:style-name="ce13" table:formula="of:=INDEX(INDIRECT([.$H$1]);COLUMN();ROW()-1)" office:value-type="float" office:value="0.967595815659">
            <text:p>0.968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dom.minidom">
            <text:p>xml.dom.minidom</text:p>
          </table:table-cell>
          <table:table-cell table:style-name="ce9" table:formula="of:=INDEX(INDIRECT([.$H$1]);COLUMN();ROW()-1)" office:value-type="float" office:value="10.4335529804">
            <text:p>10.434</text:p>
          </table:table-cell>
          <table:table-cell table:style-name="ce9" table:formula="of:=INDEX(INDIRECT([.$H$1]);COLUMN();ROW()-1)" office:value-type="float" office:value="22.06472162297">
            <text:p>22.065</text:p>
          </table:table-cell>
          <table:table-cell table:style-name="ce9" table:formula="of:=INDEX(INDIRECT([.$H$1]);COLUMN();ROW()-1)" office:value-type="float" office:value="24.7564401627">
            <text:p>24.756</text:p>
          </table:table-cell>
          <table:table-cell table:style-name="ce9" table:formula="of:=INDEX(INDIRECT([.$H$1]);COLUMN();ROW()-1)" office:value-type="float" office:value="2.05940914154">
            <text:p>2.059</text:p>
          </table:table-cell>
          <table:table-cell table:style-name="ce9" table:formula="of:=INDEX(INDIRECT([.$H$1]);COLUMN();ROW()-1)" office:value-type="float" office:value="10.8921434350777">
            <text:p>10.892</text:p>
          </table:table-cell>
          <table:table-cell table:style-name="ce13" table:formula="of:=INDEX(INDIRECT([.$H$1]);COLUMN();ROW()-1)" office:value-type="float" office:value="9.92771196365">
            <text:p>9.928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dom_output">
            <text:p>ecoxipy.dom_output</text:p>
          </table:table-cell>
          <table:table-cell table:style-name="ce9" table:formula="of:=INDEX(INDIRECT([.$H$1]);COLUMN();ROW()-1)" office:value-type="float" office:value="6.8653819561">
            <text:p>6.865</text:p>
          </table:table-cell>
          <table:table-cell table:style-name="ce9" table:formula="of:=INDEX(INDIRECT([.$H$1]);COLUMN();ROW()-1)" office:value-type="float" office:value="26.6004218461458">
            <text:p>26.600</text:p>
          </table:table-cell>
          <table:table-cell table:style-name="ce9" table:formula="of:=INDEX(INDIRECT([.$H$1]);COLUMN();ROW()-1)" office:value-type="float" office:value="29.2696290016">
            <text:p>29.270</text:p>
          </table:table-cell>
          <table:table-cell table:style-name="ce9" table:formula="of:=INDEX(INDIRECT([.$H$1]);COLUMN();ROW()-1)" office:value-type="float" office:value="3.55015611649">
            <text:p>3.550</text:p>
          </table:table-cell>
          <table:table-cell table:style-name="ce9" table:formula="of:=INDEX(INDIRECT([.$H$1]);COLUMN();ROW()-1)" office:value-type="float" office:value="15.6781171499752">
            <text:p>15.678</text:p>
          </table:table-cell>
          <table:table-cell table:style-name="ce13" table:formula="of:=INDEX(INDIRECT([.$H$1]);COLUMN();ROW()-1)" office:value-type="float" office:value="15.5506289005">
            <text:p>15.551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etree_output">
            <text:p>ecoxipy.etree_output</text:p>
          </table:table-cell>
          <table:table-cell table:style-name="ce10" table:formula="of:=INDEX(INDIRECT([.$H$1]);COLUMN();ROW()-1)" office:value-type="float" office:value="2.87404894829">
            <text:p>2.874</text:p>
          </table:table-cell>
          <table:table-cell table:style-name="ce10" table:formula="of:=INDEX(INDIRECT([.$H$1]);COLUMN();ROW()-1)" office:value-type="float" office:value="12.6914388039149">
            <text:p>12.691</text:p>
          </table:table-cell>
          <table:table-cell table:style-name="ce10" table:formula="of:=INDEX(INDIRECT([.$H$1]);COLUMN();ROW()-1)" office:value-type="float" office:value="12.6537110806">
            <text:p>12.654</text:p>
          </table:table-cell>
          <table:table-cell table:style-name="ce10" table:formula="of:=INDEX(INDIRECT([.$H$1]);COLUMN();ROW()-1)" office:value-type="float" office:value="1.24745512009">
            <text:p>1.247</text:p>
          </table:table-cell>
          <table:table-cell table:style-name="ce10" table:formula="of:=INDEX(INDIRECT([.$H$1]);COLUMN();ROW()-1)" office:value-type="float" office:value="6.96627357695252">
            <text:p>6.966</text:p>
          </table:table-cell>
          <table:table-cell table:style-name="ce14" table:formula="of:=INDEX(INDIRECT([.$H$1]);COLUMN();ROW()-1)" office:value-type="float" office:value="7.70124697685">
            <text:p>7.701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pyxom.output">
            <text:p>ecoxipy.pyxom.output</text:p>
          </table:table-cell>
          <table:table-cell table:style-name="ce10" table:formula="of:=INDEX(INDIRECT([.$H$1]);COLUMN();ROW()-1)" office:value-type="float" office:value="6.54927921295">
            <text:p>6.549</text:p>
          </table:table-cell>
          <table:table-cell table:style-name="ce10" table:formula="of:=INDEX(INDIRECT([.$H$1]);COLUMN();ROW()-1)" office:value-type="float" office:value="20.4131661599968">
            <text:p>20.413</text:p>
          </table:table-cell>
          <table:table-cell table:style-name="ce10" table:formula="of:=INDEX(INDIRECT([.$H$1]);COLUMN();ROW()-1)" office:value-type="float" office:value="20.9513409138">
            <text:p>20.951</text:p>
          </table:table-cell>
          <table:table-cell table:style-name="ce10" table:formula="of:=INDEX(INDIRECT([.$H$1]);COLUMN();ROW()-1)" office:value-type="float" office:value="2.33800601959">
            <text:p>2.338</text:p>
          </table:table-cell>
          <table:table-cell table:style-name="ce10" table:formula="of:=INDEX(INDIRECT([.$H$1]);COLUMN();ROW()-1)" office:value-type="float" office:value="10.262865253957">
            <text:p>10.263</text:p>
          </table:table-cell>
          <table:table-cell table:style-name="ce14" table:formula="of:=INDEX(INDIRECT([.$H$1]);COLUMN();ROW()-1)" office:value-type="float" office:value="11.9432828426">
            <text:p>11.943</text:p>
          </table:table-cell>
          <table:table-cell table:style-name="ce16" table:number-columns-repeated="1017"/>
        </table:table-row>
        <table:table-row table:style-name="ro2">
          <table:table-cell table:style-name="ce5" table:formula="of:=INDEX(INDIRECT([.$H$1]);COLUMN();ROW()-1)" office:value-type="string" office:string-value="ecoxipy.string_output">
            <text:p>ecoxipy.string_output</text:p>
          </table:table-cell>
          <table:table-cell table:style-name="ce10" table:formula="of:=INDEX(INDIRECT([.$H$1]);COLUMN();ROW()-1)" office:value-type="float" office:value="3.54612112045">
            <text:p>3.546</text:p>
          </table:table-cell>
          <table:table-cell table:style-name="ce10" table:formula="of:=INDEX(INDIRECT([.$H$1]);COLUMN();ROW()-1)" office:value-type="float" office:value="13.2275760420598">
            <text:p>13.228</text:p>
          </table:table-cell>
          <table:table-cell table:style-name="ce10" table:formula="of:=INDEX(INDIRECT([.$H$1]);COLUMN();ROW()-1)" office:value-type="float" office:value="12.7562479973">
            <text:p>12.756</text:p>
          </table:table-cell>
          <table:table-cell table:style-name="ce10" table:formula="of:=INDEX(INDIRECT([.$H$1]);COLUMN();ROW()-1)" office:value-type="float" office:value="3.36581015587">
            <text:p>3.366</text:p>
          </table:table-cell>
          <table:table-cell table:style-name="ce10" table:formula="of:=INDEX(INDIRECT([.$H$1]);COLUMN();ROW()-1)" office:value-type="float" office:value="11.7993681391235">
            <text:p>11.799</text:p>
          </table:table-cell>
          <table:table-cell table:style-name="ce14" table:formula="of:=INDEX(INDIRECT([.$H$1]);COLUMN();ROW()-1)" office:value-type="float" office:value="11.4942350388">
            <text:p>11.494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 table:print-ranges="Graph.A1:Graph.A1">
        <table:table-column table:style-name="co6" table:number-columns-repeated="2" table:default-cell-style-name="Default"/>
        <table:table-row table:style-name="ro3">
          <table:table-cell>
            <draw:frame table:end-cell-address="Graph.B2" table:end-x="0.056cm" table:end-y="0.056cm" draw:z-index="0" draw:style-name="gr1" draw:text-style-name="P1" svg:width="15cm" svg:height="15cm" svg:x="0cm" svg:y="0cm">
              <draw:object draw:notify-on-update-of-ranges="'Graph Data'.B1:'Graph Data'.G4 'Graph Data'.A5:'Graph Data'.A5 'Graph Data'.B5:'Graph Data'.G5 'Graph Data'.A6:'Graph Data'.A6 'Graph Data'.B6:'Graph Data'.G6 'Graph Data'.A7:'Graph Data'.A7 'Graph Data'.B7:'Graph Data'.G7 'Graph Data'.A8:'Graph Data'.A8 'Graph Data'.B8:'Graph Data'.G8 'Graph Data'.A9:'Graph Data'.A9 'Graph Data'.B9:'Graph Data'.G9 'Graph Data'.A10:'Graph Data'.A10 'Graph Data'.B10:'Graph Data'.G10 'Graph Data'.A11:'Graph Data'.A11 'Graph Data'.B11:'Graph Data'.G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Graph Data" table:style-name="ta1" table:print="false">
        <table:table-column table:style-name="co1" table:default-cell-style-name="ce6"/>
        <table:table-column table:style-name="co2" table:default-cell-style-name="ce25"/>
        <table:table-column table:style-name="co3" table:number-columns-repeated="2" table:default-cell-style-name="ce25"/>
        <table:table-column table:style-name="co2" table:default-cell-style-name="ce25"/>
        <table:table-column table:style-name="co3" table:number-columns-repeated="2" table:default-cell-style-name="ce25"/>
        <table:table-column table:style-name="co4" table:default-cell-style-name="ce15"/>
        <table:table-column table:style-name="co5" table:number-columns-repeated="2" table:default-cell-style-name="ce17"/>
        <table:table-column table:style-name="co5" table:number-columns-repeated="1014" table:default-cell-style-name="Default"/>
        <table:table-row table:style-name="ro4">
          <table:table-cell table:style-name="ce20" office:value-type="string" table:number-columns-spanned="7" table:number-rows-spanned="1">
            <text:p>The following table shows the running times in seconds for the tests for the different Platforms and output types.</text:p>
          </table:table-cell>
          <table:covered-table-cell table:number-columns-repeated="6" table:style-name="ce21"/>
          <table:table-cell office:value-type="string">
            <text:p>Raw Data.$A$1:$J$7</text:p>
          </table:table-cell>
          <table:table-cell table:style-name="Default" table:number-columns-repeated="2"/>
          <table:table-cell table:style-name="ce18" table:number-columns-repeated="1013"/>
          <table:table-cell table:style-name="ce19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22" table:formula="of:=INDEX(INDIRECT([.$H$1]);COLUMN();ROW()-1)" office:value-type="string" office:string-value="Bytes">
            <text:p>Bytes</text:p>
          </table:table-cell>
          <table:table-cell table:style-name="ce22" table:formula="of:=INDEX(INDIRECT([.$H$1]);COLUMN();ROW()-1)" office:value-type="string" office:string-value="Bytes">
            <text:p>Bytes</text:p>
          </table:table-cell>
          <table:table-cell table:style-name="ce22" table:formula="of:=INDEX(INDIRECT([.$H$1]);COLUMN();ROW()-1)" office:value-type="string" office:string-value="Bytes">
            <text:p>Bytes</text:p>
          </table:table-cell>
          <table:table-cell table:style-name="ce22" table:formula="of:=INDEX(INDIRECT([.$H$1]);COLUMN();ROW()-1)" office:value-type="string" office:string-value="Native">
            <text:p>Native</text:p>
          </table:table-cell>
          <table:table-cell table:style-name="ce22" table:formula="of:=INDEX(INDIRECT([.$H$1]);COLUMN();ROW()-1)" office:value-type="string" office:string-value="Native">
            <text:p>Native</text:p>
          </table:table-cell>
          <table:table-cell table:style-name="ce26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8" table:number-columns-repeated="1013"/>
          <table:table-cell table:style-name="ce19"/>
        </table:table-row>
        <table:table-row table:style-name="ro2">
          <table:table-cell table:style-name="ce3" table:formula="of:=INDEX(INDIRECT([.$H$1]);COLUMN();ROW()-1)" office:value-type="string" office:string-value="Python Platform">
            <text:p>Python Platform</text:p>
          </table:table-cell>
          <table:table-cell table:style-name="ce23" table:formula="of:=INDEX(INDIRECT([.$H$1]);COLUMN();ROW()-1)" office:value-type="string" office:string-value="PyPy 2.2.1">
            <text:p>PyPy 2.2.1</text:p>
          </table:table-cell>
          <table:table-cell table:style-name="ce23" table:formula="of:=INDEX(INDIRECT([.$H$1]);COLUMN();ROW()-1)" office:value-type="string" office:string-value="CPython">
            <text:p>CPython</text:p>
          </table:table-cell>
          <table:table-cell table:style-name="ce23" table:formula="of:=INDEX(INDIRECT([.$H$1]);COLUMN();ROW()-1)" office:value-type="string" office:string-value="CPython">
            <text:p>CPython</text:p>
          </table:table-cell>
          <table:table-cell table:style-name="ce23" table:formula="of:=INDEX(INDIRECT([.$H$1]);COLUMN();ROW()-1)" office:value-type="string" office:string-value="PyPy 2.2.1">
            <text:p>PyPy 2.2.1</text:p>
          </table:table-cell>
          <table:table-cell table:style-name="ce23" table:formula="of:=INDEX(INDIRECT([.$H$1]);COLUMN();ROW()-1)" office:value-type="string" office:string-value="CPython">
            <text:p>CPython</text:p>
          </table:table-cell>
          <table:table-cell table:style-name="ce27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Python Version">
            <text:p>Python Version</text:p>
          </table:table-cell>
          <table:table-cell table:style-name="ce23" table:formula="of:=INDEX(INDIRECT([.$H$1]);COLUMN();ROW()-1)" office:value-type="string" office:string-value="2.7.3">
            <text:p>2.7.3</text:p>
          </table:table-cell>
          <table:table-cell table:style-name="ce23" table:formula="of:=INDEX(INDIRECT([.$H$1]);COLUMN();ROW()-1)" office:value-type="string" office:string-value="3.3.4">
            <text:p>3.3.4</text:p>
          </table:table-cell>
          <table:table-cell table:style-name="ce23" table:formula="of:=INDEX(INDIRECT([.$H$1]);COLUMN();ROW()-1)" office:value-type="string" office:string-value="2.7.6">
            <text:p>2.7.6</text:p>
          </table:table-cell>
          <table:table-cell table:style-name="ce23" table:formula="of:=INDEX(INDIRECT([.$H$1]);COLUMN();ROW()-1)" office:value-type="string" office:string-value="2.7.3">
            <text:p>2.7.3</text:p>
          </table:table-cell>
          <table:table-cell table:style-name="ce23" table:formula="of:=INDEX(INDIRECT([.$H$1]);COLUMN();ROW()-1)" office:value-type="string" office:string-value="3.3.4">
            <text:p>3.3.4</text:p>
          </table:table-cell>
          <table:table-cell table:style-name="ce27" table:formula="of:=INDEX(INDIRECT([.$H$1]);COLUMN();ROW()-1)" office:value-type="string" office:string-value="2.7.6">
            <text:p>2.7.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sax">
            <text:p>xml.sax</text:p>
          </table:table-cell>
          <table:table-cell table:style-name="ce23" table:formula="of:=INDEX(INDIRECT([.$H$1]);COLUMN();ROW()-1)" office:value-type="float" office:value="7.18273019791">
            <text:p>7</text:p>
          </table:table-cell>
          <table:table-cell table:style-name="ce23" table:formula="of:=INDEX(INDIRECT([.$H$1]);COLUMN();ROW()-1)" office:value-type="float" office:value="11.0673058249522">
            <text:p>11</text:p>
          </table:table-cell>
          <table:table-cell table:style-name="ce23" table:formula="of:=INDEX(INDIRECT([.$H$1]);COLUMN();ROW()-1)" office:value-type="float" office:value="15.5763039589">
            <text:p>16</text:p>
          </table:table-cell>
          <table:table-cell table:style-name="ce23" table:formula="of:=INDEX(INDIRECT([.$H$1]);COLUMN();ROW()-1)" office:value-type="float" office:value="4.66353201866">
            <text:p>5</text:p>
          </table:table-cell>
          <table:table-cell table:style-name="ce23" table:formula="of:=INDEX(INDIRECT([.$H$1]);COLUMN();ROW()-1)" office:value-type="float" office:value="10.9069269411266">
            <text:p>11</text:p>
          </table:table-cell>
          <table:table-cell table:style-name="ce27" table:formula="of:=INDEX(INDIRECT([.$H$1]);COLUMN();ROW()-1)" office:value-type="float" office:value="15.2209401131">
            <text:p>15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etree">
            <text:p>xml.etree</text:p>
          </table:table-cell>
          <table:table-cell table:style-name="ce23" table:formula="of:=INDEX(INDIRECT([.$H$1]);COLUMN();ROW()-1)" office:value-type="float" office:value="3.97016906738">
            <text:p>4</text:p>
          </table:table-cell>
          <table:table-cell table:style-name="ce23" table:formula="of:=INDEX(INDIRECT([.$H$1]);COLUMN();ROW()-1)" office:value-type="float" office:value="6.59798187110573">
            <text:p>7</text:p>
          </table:table-cell>
          <table:table-cell table:style-name="ce23" table:formula="of:=INDEX(INDIRECT([.$H$1]);COLUMN();ROW()-1)" office:value-type="float" office:value="6.37895488739">
            <text:p>6</text:p>
          </table:table-cell>
          <table:table-cell table:style-name="ce23" table:formula="of:=INDEX(INDIRECT([.$H$1]);COLUMN();ROW()-1)" office:value-type="float" office:value="0.195282936096">
            <text:p>0</text:p>
          </table:table-cell>
          <table:table-cell table:style-name="ce23" table:formula="of:=INDEX(INDIRECT([.$H$1]);COLUMN();ROW()-1)" office:value-type="float" office:value="0.677404711022973">
            <text:p>1</text:p>
          </table:table-cell>
          <table:table-cell table:style-name="ce27" table:formula="of:=INDEX(INDIRECT([.$H$1]);COLUMN();ROW()-1)" office:value-type="float" office:value="0.967595815659">
            <text:p>1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dom.minidom">
            <text:p>xml.dom.minidom</text:p>
          </table:table-cell>
          <table:table-cell table:style-name="ce23" table:formula="of:=INDEX(INDIRECT([.$H$1]);COLUMN();ROW()-1)" office:value-type="float" office:value="10.4335529804">
            <text:p>10</text:p>
          </table:table-cell>
          <table:table-cell table:style-name="ce23" table:formula="of:=INDEX(INDIRECT([.$H$1]);COLUMN();ROW()-1)" office:value-type="float" office:value="22.06472162297">
            <text:p>22</text:p>
          </table:table-cell>
          <table:table-cell table:style-name="ce23" table:formula="of:=INDEX(INDIRECT([.$H$1]);COLUMN();ROW()-1)" office:value-type="float" office:value="24.7564401627">
            <text:p>25</text:p>
          </table:table-cell>
          <table:table-cell table:style-name="ce23" table:formula="of:=INDEX(INDIRECT([.$H$1]);COLUMN();ROW()-1)" office:value-type="float" office:value="2.05940914154">
            <text:p>2</text:p>
          </table:table-cell>
          <table:table-cell table:style-name="ce23" table:formula="of:=INDEX(INDIRECT([.$H$1]);COLUMN();ROW()-1)" office:value-type="float" office:value="10.8921434350777">
            <text:p>11</text:p>
          </table:table-cell>
          <table:table-cell table:style-name="ce27" table:formula="of:=INDEX(INDIRECT([.$H$1]);COLUMN();ROW()-1)" office:value-type="float" office:value="9.92771196365">
            <text:p>10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dom_output">
            <text:p>ecoxipy.dom_output</text:p>
          </table:table-cell>
          <table:table-cell table:style-name="ce23" table:formula="of:=INDEX(INDIRECT([.$H$1]);COLUMN();ROW()-1)" office:value-type="float" office:value="6.8653819561">
            <text:p>7</text:p>
          </table:table-cell>
          <table:table-cell table:style-name="ce23" table:formula="of:=INDEX(INDIRECT([.$H$1]);COLUMN();ROW()-1)" office:value-type="float" office:value="26.6004218461458">
            <text:p>27</text:p>
          </table:table-cell>
          <table:table-cell table:style-name="ce23" table:formula="of:=INDEX(INDIRECT([.$H$1]);COLUMN();ROW()-1)" office:value-type="float" office:value="29.2696290016">
            <text:p>29</text:p>
          </table:table-cell>
          <table:table-cell table:style-name="ce23" table:formula="of:=INDEX(INDIRECT([.$H$1]);COLUMN();ROW()-1)" office:value-type="float" office:value="3.55015611649">
            <text:p>4</text:p>
          </table:table-cell>
          <table:table-cell table:style-name="ce23" table:formula="of:=INDEX(INDIRECT([.$H$1]);COLUMN();ROW()-1)" office:value-type="float" office:value="15.6781171499752">
            <text:p>16</text:p>
          </table:table-cell>
          <table:table-cell table:style-name="ce27" table:formula="of:=INDEX(INDIRECT([.$H$1]);COLUMN();ROW()-1)" office:value-type="float" office:value="15.5506289005">
            <text:p>16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etree_output">
            <text:p>ecoxipy.etree_output</text:p>
          </table:table-cell>
          <table:table-cell table:style-name="ce24" table:formula="of:=INDEX(INDIRECT([.$H$1]);COLUMN();ROW()-1)" office:value-type="float" office:value="2.87404894829">
            <text:p>3</text:p>
          </table:table-cell>
          <table:table-cell table:style-name="ce24" table:formula="of:=INDEX(INDIRECT([.$H$1]);COLUMN();ROW()-1)" office:value-type="float" office:value="12.6914388039149">
            <text:p>13</text:p>
          </table:table-cell>
          <table:table-cell table:style-name="ce24" table:formula="of:=INDEX(INDIRECT([.$H$1]);COLUMN();ROW()-1)" office:value-type="float" office:value="12.6537110806">
            <text:p>13</text:p>
          </table:table-cell>
          <table:table-cell table:style-name="ce24" table:formula="of:=INDEX(INDIRECT([.$H$1]);COLUMN();ROW()-1)" office:value-type="float" office:value="1.24745512009">
            <text:p>1</text:p>
          </table:table-cell>
          <table:table-cell table:style-name="ce24" table:formula="of:=INDEX(INDIRECT([.$H$1]);COLUMN();ROW()-1)" office:value-type="float" office:value="6.96627357695252">
            <text:p>7</text:p>
          </table:table-cell>
          <table:table-cell table:style-name="ce28" table:formula="of:=INDEX(INDIRECT([.$H$1]);COLUMN();ROW()-1)" office:value-type="float" office:value="7.70124697685">
            <text:p>8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pyxom.output">
            <text:p>ecoxipy.pyxom.output</text:p>
          </table:table-cell>
          <table:table-cell table:style-name="ce24" table:formula="of:=INDEX(INDIRECT([.$H$1]);COLUMN();ROW()-1)" office:value-type="float" office:value="6.54927921295">
            <text:p>7</text:p>
          </table:table-cell>
          <table:table-cell table:style-name="ce24" table:formula="of:=INDEX(INDIRECT([.$H$1]);COLUMN();ROW()-1)" office:value-type="float" office:value="20.4131661599968">
            <text:p>20</text:p>
          </table:table-cell>
          <table:table-cell table:style-name="ce24" table:formula="of:=INDEX(INDIRECT([.$H$1]);COLUMN();ROW()-1)" office:value-type="float" office:value="20.9513409138">
            <text:p>21</text:p>
          </table:table-cell>
          <table:table-cell table:style-name="ce24" table:formula="of:=INDEX(INDIRECT([.$H$1]);COLUMN();ROW()-1)" office:value-type="float" office:value="2.33800601959">
            <text:p>2</text:p>
          </table:table-cell>
          <table:table-cell table:style-name="ce24" table:formula="of:=INDEX(INDIRECT([.$H$1]);COLUMN();ROW()-1)" office:value-type="float" office:value="10.262865253957">
            <text:p>10</text:p>
          </table:table-cell>
          <table:table-cell table:style-name="ce28" table:formula="of:=INDEX(INDIRECT([.$H$1]);COLUMN();ROW()-1)" office:value-type="float" office:value="11.9432828426">
            <text:p>12</text:p>
          </table:table-cell>
          <table:table-cell table:style-name="ce16" table:number-columns-repeated="1017"/>
        </table:table-row>
        <table:table-row table:style-name="ro2">
          <table:table-cell table:style-name="ce5" table:formula="of:=INDEX(INDIRECT([.$H$1]);COLUMN();ROW()-1)" office:value-type="string" office:string-value="ecoxipy.string_output">
            <text:p>ecoxipy.string_output</text:p>
          </table:table-cell>
          <table:table-cell table:style-name="ce24" table:formula="of:=INDEX(INDIRECT([.$H$1]);COLUMN();ROW()-1)" office:value-type="float" office:value="3.54612112045">
            <text:p>4</text:p>
          </table:table-cell>
          <table:table-cell table:style-name="ce24" table:formula="of:=INDEX(INDIRECT([.$H$1]);COLUMN();ROW()-1)" office:value-type="float" office:value="13.2275760420598">
            <text:p>13</text:p>
          </table:table-cell>
          <table:table-cell table:style-name="ce24" table:formula="of:=INDEX(INDIRECT([.$H$1]);COLUMN();ROW()-1)" office:value-type="float" office:value="12.7562479973">
            <text:p>13</text:p>
          </table:table-cell>
          <table:table-cell table:style-name="ce24" table:formula="of:=INDEX(INDIRECT([.$H$1]);COLUMN();ROW()-1)" office:value-type="float" office:value="3.36581015587">
            <text:p>3</text:p>
          </table:table-cell>
          <table:table-cell table:style-name="ce24" table:formula="of:=INDEX(INDIRECT([.$H$1]);COLUMN();ROW()-1)" office:value-type="float" office:value="11.7993681391235">
            <text:p>12</text:p>
          </table:table-cell>
          <table:table-cell table:style-name="ce28" table:formula="of:=INDEX(INDIRECT([.$H$1]);COLUMN();ROW()-1)" office:value-type="float" office:value="11.4942350388">
            <text:p>11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 Data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row table:style-name="ro5">
          <table:table-cell office:value-type="string">
            <text:p>Output</text:p>
          </table:table-cell>
          <table:table-cell office:value-type="string">
            <text:p>Python Platform</text:p>
          </table:table-cell>
          <table:table-cell office:value-type="string">
            <text:p>Python Version</text:p>
          </table:table-cell>
          <table:table-cell office:value-type="string">
            <text:p>xml.sax</text:p>
          </table:table-cell>
          <table:table-cell office:value-type="string">
            <text:p>xml.etree</text:p>
          </table:table-cell>
          <table:table-cell office:value-type="string">
            <text:p>xml.dom.minidom</text:p>
          </table:table-cell>
          <table:table-cell office:value-type="string">
            <text:p>ecoxipy.dom_output</text:p>
          </table:table-cell>
          <table:table-cell office:value-type="string">
            <text:p>ecoxipy.etree_output</text:p>
          </table:table-cell>
          <table:table-cell office:value-type="string">
            <text:p>ecoxipy.pyxom.output</text:p>
          </table:table-cell>
          <table:table-cell office:value-type="string">
            <text:p>ecoxipy.string_output</text:p>
          </table:table-cell>
          <table:table-cell office:value-type="string">
            <text:p>Repetitions</text:p>
          </table:table-cell>
          <table:table-cell office:value-type="string">
            <text:p>Data Count</text:p>
          </table:table-cell>
        </table:table-row>
        <table:table-row table:style-name="ro5">
          <table:table-cell office:value-type="string">
            <text:p>Bytes</text:p>
          </table:table-cell>
          <table:table-cell office:value-type="string">
            <text:p>PyPy 2.2.1</text:p>
          </table:table-cell>
          <table:table-cell office:value-type="string">
            <text:p>2.7.3</text:p>
          </table:table-cell>
          <table:table-cell office:value-type="float" office:value="7.18273019791">
            <text:p>7.1827301979</text:p>
          </table:table-cell>
          <table:table-cell office:value-type="float" office:value="3.97016906738">
            <text:p>3.9701690674</text:p>
          </table:table-cell>
          <table:table-cell office:value-type="float" office:value="10.4335529804">
            <text:p>10.4335529804</text:p>
          </table:table-cell>
          <table:table-cell office:value-type="float" office:value="6.8653819561">
            <text:p>6.8653819561</text:p>
          </table:table-cell>
          <table:table-cell office:value-type="float" office:value="2.87404894829">
            <text:p>2.8740489483</text:p>
          </table:table-cell>
          <table:table-cell office:value-type="float" office:value="6.54927921295">
            <text:p>6.549279213</text:p>
          </table:table-cell>
          <table:table-cell office:value-type="float" office:value="3.54612112045">
            <text:p>3.5461211205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3.3.4</text:p>
          </table:table-cell>
          <table:table-cell office:value-type="float" office:value="11.0673058249522">
            <text:p>11.067305825</text:p>
          </table:table-cell>
          <table:table-cell office:value-type="float" office:value="6.59798187110573">
            <text:p>6.5979818711</text:p>
          </table:table-cell>
          <table:table-cell office:value-type="float" office:value="22.06472162297">
            <text:p>22.064721623</text:p>
          </table:table-cell>
          <table:table-cell office:value-type="float" office:value="26.6004218461458">
            <text:p>26.6004218461</text:p>
          </table:table-cell>
          <table:table-cell office:value-type="float" office:value="12.6914388039149">
            <text:p>12.6914388039</text:p>
          </table:table-cell>
          <table:table-cell office:value-type="float" office:value="20.4131661599968">
            <text:p>20.41316616</text:p>
          </table:table-cell>
          <table:table-cell office:value-type="float" office:value="13.2275760420598">
            <text:p>13.2275760421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2.7.6</text:p>
          </table:table-cell>
          <table:table-cell office:value-type="float" office:value="15.5763039589">
            <text:p>15.5763039589</text:p>
          </table:table-cell>
          <table:table-cell office:value-type="float" office:value="6.37895488739">
            <text:p>6.3789548874</text:p>
          </table:table-cell>
          <table:table-cell office:value-type="float" office:value="24.7564401627">
            <text:p>24.7564401627</text:p>
          </table:table-cell>
          <table:table-cell office:value-type="float" office:value="29.2696290016">
            <text:p>29.2696290016</text:p>
          </table:table-cell>
          <table:table-cell office:value-type="float" office:value="12.6537110806">
            <text:p>12.6537110806</text:p>
          </table:table-cell>
          <table:table-cell office:value-type="float" office:value="20.9513409138">
            <text:p>20.9513409138</text:p>
          </table:table-cell>
          <table:table-cell office:value-type="float" office:value="12.7562479973">
            <text:p>12.756247997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Native</text:p>
          </table:table-cell>
          <table:table-cell office:value-type="string">
            <text:p>PyPy 2.2.1</text:p>
          </table:table-cell>
          <table:table-cell office:value-type="string">
            <text:p>2.7.3</text:p>
          </table:table-cell>
          <table:table-cell office:value-type="float" office:value="4.66353201866">
            <text:p>4.6635320187</text:p>
          </table:table-cell>
          <table:table-cell office:value-type="float" office:value="0.195282936096">
            <text:p>0.1952829361</text:p>
          </table:table-cell>
          <table:table-cell office:value-type="float" office:value="2.05940914154">
            <text:p>2.0594091415</text:p>
          </table:table-cell>
          <table:table-cell office:value-type="float" office:value="3.55015611649">
            <text:p>3.5501561165</text:p>
          </table:table-cell>
          <table:table-cell office:value-type="float" office:value="1.24745512009">
            <text:p>1.2474551201</text:p>
          </table:table-cell>
          <table:table-cell office:value-type="float" office:value="2.33800601959">
            <text:p>2.3380060196</text:p>
          </table:table-cell>
          <table:table-cell office:value-type="float" office:value="3.36581015587">
            <text:p>3.3658101559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3.3.4</text:p>
          </table:table-cell>
          <table:table-cell office:value-type="float" office:value="10.9069269411266">
            <text:p>10.9069269411</text:p>
          </table:table-cell>
          <table:table-cell office:value-type="float" office:value="0.677404711022973">
            <text:p>0.677404711</text:p>
          </table:table-cell>
          <table:table-cell office:value-type="float" office:value="10.8921434350777">
            <text:p>10.8921434351</text:p>
          </table:table-cell>
          <table:table-cell office:value-type="float" office:value="15.6781171499752">
            <text:p>15.67811715</text:p>
          </table:table-cell>
          <table:table-cell office:value-type="float" office:value="6.96627357695252">
            <text:p>6.966273577</text:p>
          </table:table-cell>
          <table:table-cell office:value-type="float" office:value="10.262865253957">
            <text:p>10.262865254</text:p>
          </table:table-cell>
          <table:table-cell office:value-type="float" office:value="11.7993681391235">
            <text:p>11.7993681391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2.7.6</text:p>
          </table:table-cell>
          <table:table-cell office:value-type="float" office:value="15.2209401131">
            <text:p>15.2209401131</text:p>
          </table:table-cell>
          <table:table-cell office:value-type="float" office:value="0.967595815659">
            <text:p>0.9675958157</text:p>
          </table:table-cell>
          <table:table-cell office:value-type="float" office:value="9.92771196365">
            <text:p>9.9277119637</text:p>
          </table:table-cell>
          <table:table-cell office:value-type="float" office:value="15.5506289005">
            <text:p>15.5506289005</text:p>
          </table:table-cell>
          <table:table-cell office:value-type="float" office:value="7.70124697685">
            <text:p>7.7012469769</text:p>
          </table:table-cell>
          <table:table-cell office:value-type="float" office:value="11.9432828426">
            <text:p>11.9432828426</text:p>
          </table:table-cell>
          <table:table-cell office:value-type="float" office:value="11.4942350388">
            <text:p>11.4942350388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</table:table>
      <table:database-ranges>
        <table:database-range table:target-range-address="'Graph Data'.A2:'Graph Data'.G9" table:orientation="column">
          <table:sort>
            <table:sort-by table:field-number="0" table:data-type="automatic"/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number-style style:name="N108">
      <number:number number:decimal-places="3" number:min-integer-digits="1"/>
    </number:number-style>
    <number:number-style style:name="N8116" number:language="en" number:country="US">
      <number:number number:decimal-places="3" number:min-integer-digits="1"/>
    </number:number-style>
    <number:number-style style:name="N8117" number:language="en" number:country="US">
      <number:number number:decimal-places="1" number:min-integer-digits="1"/>
    </number:number-style>
    <style:style style:name="Default" style:family="table-cell" style:data-style-name="N8000">
      <style:text-properties fo:language="en" fo:country="U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.09.2014</text:date>, <text:time>19:23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9:23:21</dc:date>
    <dc:creator>Michael Pohl</dc:creator>
    <meta:generator>OpenOffice/4.1.0$Unix OpenOffice.org_project/410m18$Build-9764</meta:generator>
    <meta:editing-duration>P6DT22H6M23S</meta:editing-duration>
    <meta:editing-cycles>78</meta:editing-cycles>
    <meta:keyword>Python</meta:keyword>
    <meta:keyword>XML</meta:keyword>
    <meta:keyword>Performance</meta:keyword>
    <dc:title>ECoXiPy Peformance Test Results</dc:title>
    <meta:document-statistic meta:table-count="4" meta:cell-count="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0"/>
      <style:text-properties fo:font-size="9pt" style:font-size-asian="9pt" style:font-size-complex="9pt"/>
    </style:style>
    <style:style style:name="ch11" style:family="chart" style:data-style-name="N8001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8001">
      <style:graphic-properties draw:stroke="none" draw:fill-color="#c5000b"/>
      <style:text-properties fo:font-size="10pt" style:font-size-asian="10pt" style:font-size-complex="10pt"/>
    </style:style>
    <style:style style:name="ch13" style:family="chart" style:data-style-name="N8001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8001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8001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8001">
      <style:graphic-properties draw:stroke="none" draw:fill-color="#0084d1"/>
      <style:text-properties fo:font-size="10pt" style:font-size-asian="10pt" style:font-size-complex="10pt"/>
    </style:style>
    <style:style style:name="ch17" style:family="chart" style:data-style-name="N8001"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65cm" svg:y="0.435cm" chart:style-name="ch2">
          <text:p>Performance Test Results</text:p>
        </chart:title>
        <chart:subtitle svg:x="1.748cm" svg:y="1.524cm" chart:style-name="ch3">
          <text:p>Platform: 2.4 GHz Intel Core 2 Duo, 8 GB RAM on Mac OS X 10.9</text:p>
        </chart:subtitle>
        <chart:legend chart:legend-position="bottom" svg:x="1.669cm" svg:y="13.276cm" style:legend-expansion="wide" chart:style-name="ch4"/>
        <chart:plot-area chart:style-name="ch5" table:cell-range-address="'Graph Data'.B1:'Graph Data'.G11 'Graph Data'.A5:'Graph Data'.A11" chart:data-source-has-labels="both" svg:x="1.298cm" svg:y="2.803cm" svg:width="13.103cm" svg:height="9.205cm">
          <chartooo:coordinate-region svg:x="5.552cm" svg:y="2.803cm" svg:width="8.647cm" svg:height="8.576cm"/>
          <chart:axis chart:dimension="x" chart:name="primary-x" chart:style-name="ch6" chartooo:axis-type="auto">
            <chartooo:date-scale/>
            <chart:title svg:x="0.451cm" svg:y="8.621cm" chart:style-name="ch7">
              <text:p>Output, Platform</text:p>
            </chart:title>
            <chart:categories table:cell-range-address="'Graph Data'.B1:'Graph Data'.G4"/>
            <chart:grid chart:style-name="ch8" chart:class="major"/>
          </chart:axis>
          <chart:axis chart:dimension="y" chart:name="primary-y" chart:style-name="ch9">
            <chart:title svg:x="6.076cm" svg:y="12.309cm" chart:style-name="ch10">
              <text:p>Running Time [seconds]</text:p>
            </chart:title>
            <chart:grid chart:style-name="ch8" chart:class="major"/>
          </chart:axis>
          <chart:series chart:style-name="ch11" chart:values-cell-range-address="'Graph Data'.B5:'Graph Data'.G5" chart:label-cell-address="'Graph Data'.A5:'Graph Data'.A5" chart:class="chart:bar">
            <chart:data-point chart:repeated="6"/>
          </chart:series>
          <chart:series chart:style-name="ch12" chart:values-cell-range-address="'Graph Data'.B6:'Graph Data'.G6" chart:label-cell-address="'Graph Data'.A6:'Graph Data'.A6" chart:class="chart:bar">
            <chart:data-point chart:repeated="6"/>
          </chart:series>
          <chart:series chart:style-name="ch13" chart:values-cell-range-address="'Graph Data'.B7:'Graph Data'.G7" chart:label-cell-address="'Graph Data'.A7:'Graph Data'.A7" chart:class="chart:bar">
            <chart:data-point chart:repeated="6"/>
          </chart:series>
          <chart:series chart:style-name="ch14" chart:values-cell-range-address="'Graph Data'.B8:'Graph Data'.G8" chart:label-cell-address="'Graph Data'.A8:'Graph Data'.A8" chart:class="chart:bar">
            <chart:data-point chart:repeated="6"/>
          </chart:series>
          <chart:series chart:style-name="ch15" chart:values-cell-range-address="'Graph Data'.B9:'Graph Data'.G9" chart:label-cell-address="'Graph Data'.A9:'Graph Data'.A9" chart:class="chart:bar">
            <chart:data-point chart:repeated="6"/>
          </chart:series>
          <chart:series chart:style-name="ch16" chart:values-cell-range-address="'Graph Data'.B10:'Graph Data'.G10" chart:label-cell-address="'Graph Data'.A10:'Graph Data'.A10" chart:class="chart:bar">
            <chart:data-point chart:repeated="6"/>
          </chart:series>
          <chart:series chart:style-name="ch17" chart:values-cell-range-address="'Graph Data'.B11:'Graph Data'.G11" chart:label-cell-address="'Graph Data'.A11:'Graph Data'.A11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'Graph Data'.A5:'Graph Data'.A5</svg:desc>
                </draw:g>
              </table:table-cell>
              <table:table-cell office:value-type="string">
                <text:p>xml.etree</text:p>
                <draw:g>
                  <svg:desc>'Graph Data'.A6:'Graph Data'.A6</svg:desc>
                </draw:g>
              </table:table-cell>
              <table:table-cell office:value-type="string">
                <text:p>xml.dom.minidom</text:p>
                <draw:g>
                  <svg:desc>'Graph Data'.A7:'Graph Data'.A7</svg:desc>
                </draw:g>
              </table:table-cell>
              <table:table-cell office:value-type="string">
                <text:p>ecoxipy.dom_output</text:p>
                <draw:g>
                  <svg:desc>'Graph Data'.A8:'Graph Data'.A8</svg:desc>
                </draw:g>
              </table:table-cell>
              <table:table-cell office:value-type="string">
                <text:p>ecoxipy.etree_output</text:p>
                <draw:g>
                  <svg:desc>'Graph Data'.A9:'Graph Data'.A9</svg:desc>
                </draw:g>
              </table:table-cell>
              <table:table-cell office:value-type="string">
                <text:p>ecoxipy.pyxom.output</text:p>
                <draw:g>
                  <svg:desc>'Graph Data'.A10:'Graph Data'.A10</svg:desc>
                </draw:g>
              </table:table-cell>
              <table:table-cell office:value-type="string">
                <text:p>ecoxipy.string_output</text:p>
                <draw:g>
                  <svg:desc>'Graph Data'.A11:'Graph Data'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'Graph Data'.B1:'Graph Data'.G4</svg:desc>
                </draw:g>
              </table:table-cell>
              <table:table-cell office:value-type="float" office:value="7.18273019791">
                <text:p>7.18273019791</text:p>
                <draw:g>
                  <svg:desc>'Graph Data'.B5:'Graph Data'.G5</svg:desc>
                </draw:g>
              </table:table-cell>
              <table:table-cell office:value-type="float" office:value="3.97016906738">
                <text:p>3.97016906738</text:p>
                <draw:g>
                  <svg:desc>'Graph Data'.B6:'Graph Data'.G6</svg:desc>
                </draw:g>
              </table:table-cell>
              <table:table-cell office:value-type="float" office:value="10.4335529804">
                <text:p>10.4335529804</text:p>
                <draw:g>
                  <svg:desc>'Graph Data'.B7:'Graph Data'.G7</svg:desc>
                </draw:g>
              </table:table-cell>
              <table:table-cell office:value-type="float" office:value="6.8653819561">
                <text:p>6.8653819561</text:p>
                <draw:g>
                  <svg:desc>'Graph Data'.B8:'Graph Data'.G8</svg:desc>
                </draw:g>
              </table:table-cell>
              <table:table-cell office:value-type="float" office:value="2.87404894829">
                <text:p>2.87404894829</text:p>
                <draw:g>
                  <svg:desc>'Graph Data'.B9:'Graph Data'.G9</svg:desc>
                </draw:g>
              </table:table-cell>
              <table:table-cell office:value-type="float" office:value="6.54927921295">
                <text:p>6.54927921295</text:p>
                <draw:g>
                  <svg:desc>'Graph Data'.B10:'Graph Data'.G10</svg:desc>
                </draw:g>
              </table:table-cell>
              <table:table-cell office:value-type="float" office:value="3.54612112045">
                <text:p>3.54612112045</text:p>
                <draw:g>
                  <svg:desc>'Graph Data'.B11:'Graph Data'.G11</svg:desc>
                </draw:g>
              </table:table-cell>
            </table:table-row>
            <table:table-row>
              <table:table-cell office:value-type="string">
                <text:p>xml.etree</text:p>
              </table:table-cell>
              <table:table-cell office:value-type="float" office:value="11.0673058249522">
                <text:p>11.0673058249522</text:p>
              </table:table-cell>
              <table:table-cell office:value-type="float" office:value="6.59798187110573">
                <text:p>6.59798187110573</text:p>
              </table:table-cell>
              <table:table-cell office:value-type="float" office:value="22.06472162297">
                <text:p>22.06472162297</text:p>
              </table:table-cell>
              <table:table-cell office:value-type="float" office:value="26.6004218461458">
                <text:p>26.6004218461458</text:p>
              </table:table-cell>
              <table:table-cell office:value-type="float" office:value="12.6914388039149">
                <text:p>12.6914388039149</text:p>
              </table:table-cell>
              <table:table-cell office:value-type="float" office:value="20.4131661599968">
                <text:p>20.4131661599968</text:p>
              </table:table-cell>
              <table:table-cell office:value-type="float" office:value="13.2275760420598">
                <text:p>13.2275760420598</text:p>
              </table:table-cell>
            </table:table-row>
            <table:table-row>
              <table:table-cell office:value-type="string">
                <text:p>xml.dom.minidom</text:p>
              </table:table-cell>
              <table:table-cell office:value-type="float" office:value="15.5763039589">
                <text:p>15.5763039589</text:p>
              </table:table-cell>
              <table:table-cell office:value-type="float" office:value="6.37895488739">
                <text:p>6.37895488739</text:p>
              </table:table-cell>
              <table:table-cell office:value-type="float" office:value="24.7564401627">
                <text:p>24.7564401627</text:p>
              </table:table-cell>
              <table:table-cell office:value-type="float" office:value="29.2696290016">
                <text:p>29.2696290016</text:p>
              </table:table-cell>
              <table:table-cell office:value-type="float" office:value="12.6537110806">
                <text:p>12.6537110806</text:p>
              </table:table-cell>
              <table:table-cell office:value-type="float" office:value="20.9513409138">
                <text:p>20.9513409138</text:p>
              </table:table-cell>
              <table:table-cell office:value-type="float" office:value="12.7562479973">
                <text:p>12.7562479973</text:p>
              </table:table-cell>
            </table:table-row>
            <table:table-row>
              <table:table-cell office:value-type="string">
                <text:p>ecoxipy.dom_output</text:p>
              </table:table-cell>
              <table:table-cell office:value-type="float" office:value="4.66353201866">
                <text:p>4.66353201866</text:p>
              </table:table-cell>
              <table:table-cell office:value-type="float" office:value="0.195282936096">
                <text:p>0.195282936096</text:p>
              </table:table-cell>
              <table:table-cell office:value-type="float" office:value="2.05940914154">
                <text:p>2.05940914154</text:p>
              </table:table-cell>
              <table:table-cell office:value-type="float" office:value="3.55015611649">
                <text:p>3.55015611649</text:p>
              </table:table-cell>
              <table:table-cell office:value-type="float" office:value="1.24745512009">
                <text:p>1.24745512009</text:p>
              </table:table-cell>
              <table:table-cell office:value-type="float" office:value="2.33800601959">
                <text:p>2.33800601959</text:p>
              </table:table-cell>
              <table:table-cell office:value-type="float" office:value="3.36581015587">
                <text:p>3.36581015587</text:p>
              </table:table-cell>
            </table:table-row>
            <table:table-row>
              <table:table-cell office:value-type="string">
                <text:p>ecoxipy.etree_output</text:p>
              </table:table-cell>
              <table:table-cell office:value-type="float" office:value="10.9069269411266">
                <text:p>10.9069269411266</text:p>
              </table:table-cell>
              <table:table-cell office:value-type="float" office:value="0.677404711022973">
                <text:p>0.677404711022973</text:p>
              </table:table-cell>
              <table:table-cell office:value-type="float" office:value="10.8921434350777">
                <text:p>10.8921434350777</text:p>
              </table:table-cell>
              <table:table-cell office:value-type="float" office:value="15.6781171499752">
                <text:p>15.6781171499752</text:p>
              </table:table-cell>
              <table:table-cell office:value-type="float" office:value="6.96627357695252">
                <text:p>6.96627357695252</text:p>
              </table:table-cell>
              <table:table-cell office:value-type="float" office:value="10.262865253957">
                <text:p>10.262865253957</text:p>
              </table:table-cell>
              <table:table-cell office:value-type="float" office:value="11.7993681391235">
                <text:p>11.7993681391235</text:p>
              </table:table-cell>
            </table:table-row>
            <table:table-row>
              <table:table-cell office:value-type="string">
                <text:p>ecoxipy.pyxom.output</text:p>
              </table:table-cell>
              <table:table-cell office:value-type="float" office:value="15.2209401131">
                <text:p>15.2209401131</text:p>
              </table:table-cell>
              <table:table-cell office:value-type="float" office:value="0.967595815659">
                <text:p>0.967595815659</text:p>
              </table:table-cell>
              <table:table-cell office:value-type="float" office:value="9.92771196365">
                <text:p>9.92771196365</text:p>
              </table:table-cell>
              <table:table-cell office:value-type="float" office:value="15.5506289005">
                <text:p>15.5506289005</text:p>
              </table:table-cell>
              <table:table-cell office:value-type="float" office:value="7.70124697685">
                <text:p>7.70124697685</text:p>
              </table:table-cell>
              <table:table-cell office:value-type="float" office:value="11.9432828426">
                <text:p>11.9432828426</text:p>
              </table:table-cell>
              <table:table-cell office:value-type="float" office:value="11.4942350388">
                <text:p>11.4942350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